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28"/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Quadratur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Quads</text:p>
          </table:table-cell>
          <table:table-cell table:style-name="ce1" office:value-type="string" calcext:value-type="string">
            <text:p>Support</text:p>
          </table:table-cell>
          <table:table-cell table:style-name="ce2" office:value-type="string" calcext:value-type="string">
            <text:p>Min E2</text:p>
          </table:table-cell>
          <table:table-cell table:style-name="ce2" office:value-type="string" calcext:value-type="string">
            <text:p>Max Con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Fail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000773365617" calcext:value-type="float">
            <text:p>7.73E-04</text:p>
          </table:table-cell>
          <table:table-cell table:style-name="ce4" office:value-type="float" office:value="55488.08902459" calcext:value-type="float">
            <text:p>5.55E+04</text:p>
          </table:table-cell>
          <table:table-cell table:style-name="ce6" office:value-type="float" office:value="2.55538883" calcext:value-type="float">
            <text:p>2.55538883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"/>
          <table:table-cell/>
          <table:table-cell table:style-name="ce1" table:number-columns-repeated="1012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0730868645" calcext:value-type="float">
            <text:p>7.31E-04</text:p>
          </table:table-cell>
          <table:table-cell table:style-name="ce4" office:value-type="float" office:value="55475.19370667" calcext:value-type="float">
            <text:p>5.55E+04</text:p>
          </table:table-cell>
          <table:table-cell table:style-name="ce6" office:value-type="float" office:value="2.53415708" calcext:value-type="float">
            <text:p>2.53415708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<text:s text:c="7"/></text:p>
          </table:table-cell>
          <table:table-cell/>
          <table:table-cell table:style-name="ce1" table:number-columns-repeated="1012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000656948039" calcext:value-type="float">
            <text:p>6.57E-04</text:p>
          </table:table-cell>
          <table:table-cell table:style-name="ce4" office:value-type="float" office:value="55453.8938353" calcext:value-type="float">
            <text:p>5.55E+04</text:p>
          </table:table-cell>
          <table:table-cell table:style-name="ce6" office:value-type="float" office:value="2.51122443" calcext:value-type="float">
            <text:p>2.51122443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<text:s text:c="7"/></text:p>
          </table:table-cell>
          <table:table-cell/>
          <table:table-cell table:style-name="ce1" table:number-columns-repeated="1012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000575361761" calcext:value-type="float">
            <text:p>5.75E-04</text:p>
          </table:table-cell>
          <table:table-cell office:value-type="float" office:value="55432.5331527579" calcext:value-type="float">
            <text:p>5.54E+04</text:p>
          </table:table-cell>
          <table:table-cell office:value-type="float" office:value="2.59759858995676" calcext:value-type="float">
            <text:p>2.59759858995676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00518151051" calcext:value-type="float">
            <text:p>5.18E-04</text:p>
          </table:table-cell>
          <table:table-cell office:value-type="float" office:value="55420.8695" calcext:value-type="float">
            <text:p>5.54E+04</text:p>
          </table:table-cell>
          <table:table-cell office:value-type="float" office:value="2.58615548" calcext:value-type="float">
            <text:p>2.58615548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000507897017" calcext:value-type="float">
            <text:p>5.08E-04</text:p>
          </table:table-cell>
          <table:table-cell office:value-type="float" office:value="55370.2182" calcext:value-type="float">
            <text:p>5.54E+04</text:p>
          </table:table-cell>
          <table:table-cell office:value-type="float" office:value="2.65314941" calcext:value-type="float">
            <text:p>2.65314941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000429229371" calcext:value-type="float">
            <text:p>4.29E-04</text:p>
          </table:table-cell>
          <table:table-cell office:value-type="float" office:value="54612.215" calcext:value-type="float">
            <text:p>5.46E+04</text:p>
          </table:table-cell>
          <table:table-cell office:value-type="float" office:value="2.62434362" calcext:value-type="float">
            <text:p>2.62434362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000307949936" calcext:value-type="float">
            <text:p>3.08E-04</text:p>
          </table:table-cell>
          <table:table-cell office:value-type="float" office:value="57738.6573" calcext:value-type="float">
            <text:p>5.77E+04</text:p>
          </table:table-cell>
          <table:table-cell office:value-type="float" office:value="2.61950575" calcext:value-type="float">
            <text:p>2.61950575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000255732775" calcext:value-type="float">
            <text:p>2.56E-04</text:p>
          </table:table-cell>
          <table:table-cell office:value-type="float" office:value="70457.068" calcext:value-type="float">
            <text:p>7.05E+04</text:p>
          </table:table-cell>
          <table:table-cell office:value-type="float" office:value="2.68502776" calcext:value-type="float">
            <text:p>2.68502776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335771771" calcext:value-type="float">
            <text:p>3.36E-04</text:p>
          </table:table-cell>
          <table:table-cell office:value-type="float" office:value="100626.866" calcext:value-type="float">
            <text:p>1.01E+05</text:p>
          </table:table-cell>
          <table:table-cell office:value-type="float" office:value="2.69572755" calcext:value-type="float">
            <text:p>2.69572755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000542441322" calcext:value-type="float">
            <text:p>5.42E-04</text:p>
          </table:table-cell>
          <table:table-cell office:value-type="float" office:value="169140.936" calcext:value-type="float">
            <text:p>1.69E+05</text:p>
          </table:table-cell>
          <table:table-cell office:value-type="float" office:value="2.77162035" calcext:value-type="float">
            <text:p>2.77162035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00846177611" calcext:value-type="float">
            <text:p>8.46E-04</text:p>
          </table:table-cell>
          <table:table-cell office:value-type="float" office:value="333915.017" calcext:value-type="float">
            <text:p>3.34E+05</text:p>
          </table:table-cell>
          <table:table-cell office:value-type="float" office:value="2.98910332" calcext:value-type="float">
            <text:p>2.98910332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0124205809" calcext:value-type="float">
            <text:p>1.24E-03</text:p>
          </table:table-cell>
          <table:table-cell office:value-type="float" office:value="735718.877" calcext:value-type="float">
            <text:p>7.36E+05</text:p>
          </table:table-cell>
          <table:table-cell office:value-type="float" office:value="3.28325016" calcext:value-type="float">
            <text:p>3.28325016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00170241828" calcext:value-type="float">
            <text:p>1.70E-03</text:p>
          </table:table-cell>
          <table:table-cell office:value-type="float" office:value="1888007.34" calcext:value-type="float">
            <text:p>1.89E+06</text:p>
          </table:table-cell>
          <table:table-cell office:value-type="float" office:value="3.95279311" calcext:value-type="float">
            <text:p>3.95279311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220424607" calcext:value-type="float">
            <text:p>2.20E-03</text:p>
          </table:table-cell>
          <table:table-cell office:value-type="float" office:value="6363425.43" calcext:value-type="float">
            <text:p>6.36E+06</text:p>
          </table:table-cell>
          <table:table-cell office:value-type="float" office:value="5.11618559" calcext:value-type="float">
            <text:p>5.1161855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00277800109" calcext:value-type="float">
            <text:p>2.78E-03</text:p>
          </table:table-cell>
          <table:table-cell office:value-type="float" office:value="39374379.4" calcext:value-type="float">
            <text:p>3.94E+07</text:p>
          </table:table-cell>
          <table:table-cell office:value-type="float" office:value="12.1202988" calcext:value-type="float">
            <text:p>12.1202988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00352809077" calcext:value-type="float">
            <text:p>3.53E-03</text:p>
          </table:table-cell>
          <table:table-cell office:value-type="float" office:value="424331320" calcext:value-type="float">
            <text:p>4.24E+08</text:p>
          </table:table-cell>
          <table:table-cell office:value-type="float" office:value="15.14076699" calcext:value-type="float">
            <text:p>15.14076699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00458681837" calcext:value-type="float">
            <text:p>4.59E-03</text:p>
          </table:table-cell>
          <table:table-cell office:value-type="float" office:value="659020073" calcext:value-type="float">
            <text:p>6.59E+08</text:p>
          </table:table-cell>
          <table:table-cell office:value-type="float" office:value="15.14265283" calcext:value-type="float">
            <text:p>15.14265283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0.00615766257" calcext:value-type="float">
            <text:p>6.16E-03</text:p>
          </table:table-cell>
          <table:table-cell office:value-type="float" office:value="125224315" calcext:value-type="float">
            <text:p>1.25E+08</text:p>
          </table:table-cell>
          <table:table-cell office:value-type="float" office:value="15.12104725" calcext:value-type="float">
            <text:p>15.1210472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857736705" calcext:value-type="float">
            <text:p>8.58E-03</text:p>
          </table:table-cell>
          <table:table-cell office:value-type="float" office:value="66884056.8" calcext:value-type="float">
            <text:p>6.69E+07</text:p>
          </table:table-cell>
          <table:table-cell office:value-type="float" office:value="19.07310229" calcext:value-type="float">
            <text:p>19.07310229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0.0126551488" calcext:value-type="float">
            <text:p>1.27E-02</text:p>
          </table:table-cell>
          <table:table-cell office:value-type="float" office:value="149154938" calcext:value-type="float">
            <text:p>1.49E+08</text:p>
          </table:table-cell>
          <table:table-cell office:value-type="float" office:value="19.56369004" calcext:value-type="float">
            <text:p>19.56369004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0.0199823519" calcext:value-type="float">
            <text:p>2.00E-02</text:p>
          </table:table-cell>
          <table:table-cell office:value-type="float" office:value="1499122120" calcext:value-type="float">
            <text:p>1.50E+09</text:p>
          </table:table-cell>
          <table:table-cell office:value-type="float" office:value="18.91503815" calcext:value-type="float">
            <text:p>18.9150381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0335911277" calcext:value-type="float">
            <text:p>3.36E-02</text:p>
          </table:table-cell>
          <table:table-cell office:value-type="float" office:value="655408162" calcext:value-type="float">
            <text:p>6.55E+08</text:p>
          </table:table-cell>
          <table:table-cell office:value-type="float" office:value="18.91719603" calcext:value-type="float">
            <text:p>18.91719603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0639707033" calcext:value-type="float">
            <text:p>6.40E-02</text:p>
          </table:table-cell>
          <table:table-cell office:value-type="float" office:value="92075536.7" calcext:value-type="float">
            <text:p>9.21E+07</text:p>
          </table:table-cell>
          <table:table-cell office:value-type="float" office:value="19.01263955" calcext:value-type="float">
            <text:p>19.0126395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145740477" calcext:value-type="float">
            <text:p>1.46E-01</text:p>
          </table:table-cell>
          <table:table-cell office:value-type="float" office:value="141141356" calcext:value-type="float">
            <text:p>1.41E+08</text:p>
          </table:table-cell>
          <table:table-cell office:value-type="float" office:value="18.85876551" calcext:value-type="float">
            <text:p>18.85876551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000766028854" calcext:value-type="float">
            <text:p>7.66E-04</text:p>
          </table:table-cell>
          <table:table-cell office:value-type="float" office:value="55485.83005952" calcext:value-type="float">
            <text:p>5.55E+04</text:p>
          </table:table-cell>
          <table:table-cell office:value-type="float" office:value="2.57291831" calcext:value-type="float">
            <text:p>2.57291831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0695682925" calcext:value-type="float">
            <text:p>6.96E-04</text:p>
          </table:table-cell>
          <table:table-cell office:value-type="float" office:value="55464.86407197" calcext:value-type="float">
            <text:p>5.55E+04</text:p>
          </table:table-cell>
          <table:table-cell office:value-type="float" office:value="2.60908935" calcext:value-type="float">
            <text:p>2.60908935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000594489071" calcext:value-type="float">
            <text:p>5.94E-04</text:p>
          </table:table-cell>
          <table:table-cell office:value-type="float" office:value="55437.27279908" calcext:value-type="float">
            <text:p>5.54E+04</text:p>
          </table:table-cell>
          <table:table-cell office:value-type="float" office:value="2.61327973" calcext:value-type="float">
            <text:p>2.61327973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000519086019" calcext:value-type="float">
            <text:p>5.19E-04</text:p>
          </table:table-cell>
          <table:table-cell office:value-type="float" office:value="55420.9769" calcext:value-type="float">
            <text:p>5.54E+04</text:p>
          </table:table-cell>
          <table:table-cell table:style-name="ce7" office:value-type="float" office:value="2.60607194" calcext:value-type="float">
            <text:p>2.60607194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00515959626" calcext:value-type="float">
            <text:p>5.16E-04</text:p>
          </table:table-cell>
          <table:table-cell office:value-type="float" office:value="55431.9931" calcext:value-type="float">
            <text:p>5.54E+04</text:p>
          </table:table-cell>
          <table:table-cell table:style-name="ce7" office:value-type="float" office:value="2.66251062" calcext:value-type="float">
            <text:p>2.6625106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000573608197" calcext:value-type="float">
            <text:p>5.74E-04</text:p>
          </table:table-cell>
          <table:table-cell office:value-type="float" office:value="55383.9735" calcext:value-type="float">
            <text:p>5.54E+04</text:p>
          </table:table-cell>
          <table:table-cell table:style-name="ce7" office:value-type="float" office:value="2.74942154" calcext:value-type="float">
            <text:p>2.74942154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000397704227" calcext:value-type="float">
            <text:p>3.98E-04</text:p>
          </table:table-cell>
          <table:table-cell office:value-type="float" office:value="55248.967" calcext:value-type="float">
            <text:p>5.52E+04</text:p>
          </table:table-cell>
          <table:table-cell table:style-name="ce7" office:value-type="float" office:value="2.76613232" calcext:value-type="float">
            <text:p>2.7661323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000221269581" calcext:value-type="float">
            <text:p>2.21E-04</text:p>
          </table:table-cell>
          <table:table-cell office:value-type="float" office:value="70231.1069" calcext:value-type="float">
            <text:p>7.02E+04</text:p>
          </table:table-cell>
          <table:table-cell table:style-name="ce7" office:value-type="float" office:value="2.76711235" calcext:value-type="float">
            <text:p>2.76711235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000413270367" calcext:value-type="float">
            <text:p>4.13E-04</text:p>
          </table:table-cell>
          <table:table-cell office:value-type="float" office:value="131415.775" calcext:value-type="float">
            <text:p>1.31E+05</text:p>
          </table:table-cell>
          <table:table-cell table:style-name="ce7" office:value-type="float" office:value="2.76992798" calcext:value-type="float">
            <text:p>2.76992798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50718371" calcext:value-type="float">
            <text:p>7.51E-04</text:p>
          </table:table-cell>
          <table:table-cell office:value-type="float" office:value="371569.333" calcext:value-type="float">
            <text:p>3.72E+05</text:p>
          </table:table-cell>
          <table:table-cell table:style-name="ce7" office:value-type="float" office:value="2.86991612" calcext:value-type="float">
            <text:p>2.8699161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00125765144" calcext:value-type="float">
            <text:p>1.26E-03</text:p>
          </table:table-cell>
          <table:table-cell office:value-type="float" office:value="2282966.56" calcext:value-type="float">
            <text:p>2.28E+06</text:p>
          </table:table-cell>
          <table:table-cell table:style-name="ce7" office:value-type="float" office:value="3.4698109" calcext:value-type="float">
            <text:p>3.46981090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0194265792" calcext:value-type="float">
            <text:p>1.94E-03</text:p>
          </table:table-cell>
          <table:table-cell office:value-type="float" office:value="328932266" calcext:value-type="float">
            <text:p>3.29E+08</text:p>
          </table:table-cell>
          <table:table-cell table:style-name="ce7" office:value-type="float" office:value="10.67953857" calcext:value-type="float">
            <text:p>10.67953857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0278503257" calcext:value-type="float">
            <text:p>2.79E-03</text:p>
          </table:table-cell>
          <table:table-cell office:value-type="float" office:value="13763777.6" calcext:value-type="float">
            <text:p>1.38E+07</text:p>
          </table:table-cell>
          <table:table-cell table:style-name="ce7" office:value-type="float" office:value="7.06864877" calcext:value-type="float">
            <text:p>7.06864877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00389516863" calcext:value-type="float">
            <text:p>3.90E-03</text:p>
          </table:table-cell>
          <table:table-cell office:value-type="float" office:value="9528334.18" calcext:value-type="float">
            <text:p>9.53E+06</text:p>
          </table:table-cell>
          <table:table-cell table:style-name="ce7" office:value-type="float" office:value="7.30408401" calcext:value-type="float">
            <text:p>7.3040840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556634231" calcext:value-type="float">
            <text:p>5.57E-03</text:p>
          </table:table-cell>
          <table:table-cell office:value-type="float" office:value="10898929.3" calcext:value-type="float">
            <text:p>1.09E+07</text:p>
          </table:table-cell>
          <table:table-cell table:style-name="ce7" office:value-type="float" office:value="9.43283859" calcext:value-type="float">
            <text:p>9.43283859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00935243379" calcext:value-type="float">
            <text:p>9.35E-03</text:p>
          </table:table-cell>
          <table:table-cell office:value-type="float" office:value="17019826.7" calcext:value-type="float">
            <text:p>1.70E+07</text:p>
          </table:table-cell>
          <table:table-cell table:style-name="ce7" office:value-type="float" office:value="15.32809334" calcext:value-type="float">
            <text:p>15.32809334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0209297278" calcext:value-type="float">
            <text:p>2.09E-02</text:p>
          </table:table-cell>
          <table:table-cell office:value-type="float" office:value="63659342.7" calcext:value-type="float">
            <text:p>6.37E+07</text:p>
          </table:table-cell>
          <table:table-cell table:style-name="ce7" office:value-type="float" office:value="15.32209693" calcext:value-type="float">
            <text:p>15.32209693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0315948056" calcext:value-type="float">
            <text:p>3.16E-02</text:p>
          </table:table-cell>
          <table:table-cell office:value-type="float" office:value="107127202" calcext:value-type="float">
            <text:p>1.07E+08</text:p>
          </table:table-cell>
          <table:table-cell table:style-name="ce7" office:value-type="float" office:value="15.3201919" calcext:value-type="float">
            <text:p>15.32019190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0.0315427351" calcext:value-type="float">
            <text:p>3.15E-02</text:p>
          </table:table-cell>
          <table:table-cell office:value-type="float" office:value="9028373.11" calcext:value-type="float">
            <text:p>9.03E+06</text:p>
          </table:table-cell>
          <table:table-cell table:style-name="ce7" office:value-type="float" office:value="15.23474473" calcext:value-type="float">
            <text:p>15.23474473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72437134" calcext:value-type="float">
            <text:p>5.72E-02</text:p>
          </table:table-cell>
          <table:table-cell office:value-type="float" office:value="11686015.4" calcext:value-type="float">
            <text:p>1.17E+07</text:p>
          </table:table-cell>
          <table:table-cell table:style-name="ce7" office:value-type="float" office:value="18.83929415" calcext:value-type="float">
            <text:p>18.83929415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0.0891007834" calcext:value-type="float">
            <text:p>8.91E-02</text:p>
          </table:table-cell>
          <table:table-cell office:value-type="float" office:value="9065476.75" calcext:value-type="float">
            <text:p>9.07E+06</text:p>
          </table:table-cell>
          <table:table-cell table:style-name="ce7" office:value-type="float" office:value="19.00364715" calcext:value-type="float">
            <text:p>19.00364715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0.0941282719" calcext:value-type="float">
            <text:p>9.41E-02</text:p>
          </table:table-cell>
          <table:table-cell office:value-type="float" office:value="10489391.5" calcext:value-type="float">
            <text:p>1.05E+07</text:p>
          </table:table-cell>
          <table:table-cell table:style-name="ce7" office:value-type="float" office:value="19.08652072" calcext:value-type="float">
            <text:p>19.08652072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0831888477" calcext:value-type="float">
            <text:p>8.32E-02</text:p>
          </table:table-cell>
          <table:table-cell office:value-type="float" office:value="19290409.3" calcext:value-type="float">
            <text:p>1.93E+07</text:p>
          </table:table-cell>
          <table:table-cell table:style-name="ce7" office:value-type="float" office:value="19.3051175" calcext:value-type="float">
            <text:p>19.30511750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0721600698" calcext:value-type="float">
            <text:p>7.22E-02</text:p>
          </table:table-cell>
          <table:table-cell office:value-type="float" office:value="22131424.4" calcext:value-type="float">
            <text:p>2.21E+07</text:p>
          </table:table-cell>
          <table:table-cell table:style-name="ce7" office:value-type="float" office:value="19.20002792" calcext:value-type="float">
            <text:p>19.20002792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645993746" calcext:value-type="float">
            <text:p>6.46E-02</text:p>
          </table:table-cell>
          <table:table-cell office:value-type="float" office:value="19707978.8" calcext:value-type="float">
            <text:p>1.97E+07</text:p>
          </table:table-cell>
          <table:table-cell table:style-name="ce7" office:value-type="float" office:value="19.48456151" calcext:value-type="float">
            <text:p>19.4845615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49958537294437" calcext:value-type="float">
            <text:p>8.50E-01</text:p>
          </table:table-cell>
          <table:table-cell office:value-type="float" office:value="2337592893.48345" calcext:value-type="float">
            <text:p>2.34E+09</text:p>
          </table:table-cell>
          <table:table-cell office:value-type="float" office:value="7.28704831" calcext:value-type="float">
            <text:p>7.2870483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558828566028492" calcext:value-type="float">
            <text:p>5.59E-01</text:p>
          </table:table-cell>
          <table:table-cell office:value-type="float" office:value="168535669.677927" calcext:value-type="float">
            <text:p>1.69E+08</text:p>
          </table:table-cell>
          <table:table-cell office:value-type="float" office:value="7.19890174" calcext:value-type="float">
            <text:p>7.19890174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377868645682728" calcext:value-type="float">
            <text:p>3.78E-01</text:p>
          </table:table-cell>
          <table:table-cell office:value-type="float" office:value="116450373.352717" calcext:value-type="float">
            <text:p>1.16E+08</text:p>
          </table:table-cell>
          <table:table-cell office:value-type="float" office:value="7.80368475" calcext:value-type="float">
            <text:p>7.80368475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253769047467324" calcext:value-type="float">
            <text:p>2.54E-01</text:p>
          </table:table-cell>
          <table:table-cell office:value-type="float" office:value="172815423.587351" calcext:value-type="float">
            <text:p>1.73E+08</text:p>
          </table:table-cell>
          <table:table-cell office:value-type="float" office:value="7.33962689" calcext:value-type="float">
            <text:p>7.33962689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0824589745030652" calcext:value-type="float">
            <text:p>8.25E-02</text:p>
          </table:table-cell>
          <table:table-cell office:value-type="float" office:value="24444620.3711088" calcext:value-type="float">
            <text:p>2.44E+07</text:p>
          </table:table-cell>
          <table:table-cell office:value-type="float" office:value="3.19004136" calcext:value-type="float">
            <text:p>3.19004136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67944210035452" calcext:value-type="float">
            <text:p>8.68E-02</text:p>
          </table:table-cell>
          <table:table-cell office:value-type="float" office:value="22195327.3304547" calcext:value-type="float">
            <text:p>2.22E+07</text:p>
          </table:table-cell>
          <table:table-cell office:value-type="float" office:value="3.13762179" calcext:value-type="float">
            <text:p>3.13762179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112225946842643" calcext:value-type="float">
            <text:p>1.12E-01</text:p>
          </table:table-cell>
          <table:table-cell office:value-type="float" office:value="20141461.6582258" calcext:value-type="float">
            <text:p>2.01E+07</text:p>
          </table:table-cell>
          <table:table-cell office:value-type="float" office:value="3.70495732" calcext:value-type="float">
            <text:p>3.70495732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236910926401614" calcext:value-type="float">
            <text:p>2.37E-01</text:p>
          </table:table-cell>
          <table:table-cell office:value-type="float" office:value="23386316.5528227" calcext:value-type="float">
            <text:p>2.34E+07</text:p>
          </table:table-cell>
          <table:table-cell office:value-type="float" office:value="7.63920335" calcext:value-type="float">
            <text:p>7.63920335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332407930603356" calcext:value-type="float">
            <text:p>3.32E-01</text:p>
          </table:table-cell>
          <table:table-cell office:value-type="float" office:value="30702446.5954856" calcext:value-type="float">
            <text:p>3.07E+07</text:p>
          </table:table-cell>
          <table:table-cell office:value-type="float" office:value="8.82569128" calcext:value-type="float">
            <text:p>8.82569128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340898374727362" calcext:value-type="float">
            <text:p>3.41E-01</text:p>
          </table:table-cell>
          <table:table-cell office:value-type="float" office:value="25188216.7964232" calcext:value-type="float">
            <text:p>2.52E+07</text:p>
          </table:table-cell>
          <table:table-cell office:value-type="float" office:value="8.78560604" calcext:value-type="float">
            <text:p>8.78560604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880199887141963" calcext:value-type="float">
            <text:p>8.80E-02</text:p>
          </table:table-cell>
          <table:table-cell office:value-type="float" office:value="25184405.0043696" calcext:value-type="float">
            <text:p>2.52E+07</text:p>
          </table:table-cell>
          <table:table-cell office:value-type="float" office:value="3.87287002" calcext:value-type="float">
            <text:p>3.87287002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142015683126089" calcext:value-type="float">
            <text:p>1.42E-01</text:p>
          </table:table-cell>
          <table:table-cell office:value-type="float" office:value="112958575.554085" calcext:value-type="float">
            <text:p>1.13E+08</text:p>
          </table:table-cell>
          <table:table-cell office:value-type="float" office:value="8.774823" calcext:value-type="float">
            <text:p>8.774823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168331684775969" calcext:value-type="float">
            <text:p>1.68E-01</text:p>
          </table:table-cell>
          <table:table-cell office:value-type="float" office:value="405262183.637986" calcext:value-type="float">
            <text:p>4.05E+08</text:p>
          </table:table-cell>
          <table:table-cell office:value-type="float" office:value="8.76574467" calcext:value-type="float">
            <text:p>8.76574467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211418792828667" calcext:value-type="float">
            <text:p>2.11E-01</text:p>
          </table:table-cell>
          <table:table-cell office:value-type="float" office:value="2187797890.80997" calcext:value-type="float">
            <text:p>2.19E+09</text:p>
          </table:table-cell>
          <table:table-cell office:value-type="float" office:value="8.79760845" calcext:value-type="float">
            <text:p>8.79760845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0.33490969385269" calcext:value-type="float">
            <text:p>3.35E-01</text:p>
          </table:table-cell>
          <table:table-cell office:value-type="float" office:value="642884362.471679" calcext:value-type="float">
            <text:p>6.43E+08</text:p>
          </table:table-cell>
          <table:table-cell office:value-type="float" office:value="9.44451105" calcext:value-type="float">
            <text:p>9.44451105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43119917598015" calcext:value-type="float">
            <text:p>2.43E-01</text:p>
          </table:table-cell>
          <table:table-cell office:value-type="float" office:value="1026979836.77826" calcext:value-type="float">
            <text:p>1.03E+09</text:p>
          </table:table-cell>
          <table:table-cell office:value-type="float" office:value="9.4731756" calcext:value-type="float">
            <text:p>9.4731756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570576451175207" calcext:value-type="float">
            <text:p>5.71E-01</text:p>
          </table:table-cell>
          <table:table-cell table:style-name="ce5" office:value-type="float" office:value="2175382646.27561" calcext:value-type="float">
            <text:p>2.17538265E+09</text:p>
          </table:table-cell>
          <table:table-cell office:value-type="float" office:value="7.2708704" calcext:value-type="float">
            <text:p>7.2708704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258221383367303" calcext:value-type="float">
            <text:p>2.58E-01</text:p>
          </table:table-cell>
          <table:table-cell table:style-name="ce5" office:value-type="float" office:value="68313590.2200982" calcext:value-type="float">
            <text:p>6.83135902E+07</text:p>
          </table:table-cell>
          <table:table-cell office:value-type="float" office:value="7.24994387" calcext:value-type="float">
            <text:p>7.24994387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1104770772074" calcext:value-type="float">
            <text:p>1.11E-01</text:p>
          </table:table-cell>
          <table:table-cell table:style-name="ce5" office:value-type="float" office:value="26166371.0059821" calcext:value-type="float">
            <text:p>2.61663710E+07</text:p>
          </table:table-cell>
          <table:table-cell office:value-type="float" office:value="3.03880449" calcext:value-type="float">
            <text:p>3.0388044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0864858201183414" calcext:value-type="float">
            <text:p>8.65E-02</text:p>
          </table:table-cell>
          <table:table-cell table:style-name="ce5" office:value-type="float" office:value="22358906.7511091" calcext:value-type="float">
            <text:p>2.23589068E+07</text:p>
          </table:table-cell>
          <table:table-cell office:value-type="float" office:value="3.0322526" calcext:value-type="float">
            <text:p>3.0322526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132614987043982" calcext:value-type="float">
            <text:p>1.33E-01</text:p>
          </table:table-cell>
          <table:table-cell table:style-name="ce5" office:value-type="float" office:value="20391192.7785861" calcext:value-type="float">
            <text:p>2.03911928E+07</text:p>
          </table:table-cell>
          <table:table-cell office:value-type="float" office:value="3.0329999" calcext:value-type="float">
            <text:p>3.032999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9299108301688" calcext:value-type="float">
            <text:p>2.19E-01</text:p>
          </table:table-cell>
          <table:table-cell table:style-name="ce5" office:value-type="float" office:value="183524226.862327" calcext:value-type="float">
            <text:p>1.83524227E+08</text:p>
          </table:table-cell>
          <table:table-cell office:value-type="float" office:value="7.16458348" calcext:value-type="float">
            <text:p>7.16458348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315817152810875" calcext:value-type="float">
            <text:p>3.16E-01</text:p>
          </table:table-cell>
          <table:table-cell table:style-name="ce5" office:value-type="float" office:value="73748191.8340272" calcext:value-type="float">
            <text:p>7.37481918E+07</text:p>
          </table:table-cell>
          <table:table-cell office:value-type="float" office:value="7.79776608" calcext:value-type="float">
            <text:p>7.79776608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413913450926883" calcext:value-type="float">
            <text:p>4.14E-01</text:p>
          </table:table-cell>
          <table:table-cell table:style-name="ce5" office:value-type="float" office:value="340220759.207189" calcext:value-type="float">
            <text:p>3.40220759E+08</text:p>
          </table:table-cell>
          <table:table-cell office:value-type="float" office:value="7.79655113" calcext:value-type="float">
            <text:p>7.79655113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508345359369618" calcext:value-type="float">
            <text:p>5.08E-01</text:p>
          </table:table-cell>
          <table:table-cell table:style-name="ce5" office:value-type="float" office:value="1483510251.10519" calcext:value-type="float">
            <text:p>1.48351025E+09</text:p>
          </table:table-cell>
          <table:table-cell office:value-type="float" office:value="8.9454295" calcext:value-type="float">
            <text:p>8.945429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591870651333531" calcext:value-type="float">
            <text:p>5.92E-01</text:p>
          </table:table-cell>
          <table:table-cell table:style-name="ce5" office:value-type="float" office:value="31634838.3512495" calcext:value-type="float">
            <text:p>3.16348384E+07</text:p>
          </table:table-cell>
          <table:table-cell office:value-type="float" office:value="9.07199307" calcext:value-type="float">
            <text:p>9.07199307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556528006504363" calcext:value-type="float">
            <text:p>5.57E-01</text:p>
          </table:table-cell>
          <table:table-cell table:style-name="ce5" office:value-type="float" office:value="31777465.8671005" calcext:value-type="float">
            <text:p>3.17774659E+07</text:p>
          </table:table-cell>
          <table:table-cell office:value-type="float" office:value="8.86134529" calcext:value-type="float">
            <text:p>8.86134529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238666125790924" calcext:value-type="float">
            <text:p>2.39E-01</text:p>
          </table:table-cell>
          <table:table-cell table:style-name="ce5" office:value-type="float" office:value="33300811.3236518" calcext:value-type="float">
            <text:p>3.33008113E+07</text:p>
          </table:table-cell>
          <table:table-cell office:value-type="float" office:value="3.78839149" calcext:value-type="float">
            <text:p>3.7883914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01908135283728" calcext:value-type="float">
            <text:p>3.02E-01</text:p>
          </table:table-cell>
          <table:table-cell table:style-name="ce5" office:value-type="float" office:value="37962063.4593221" calcext:value-type="float">
            <text:p>3.79620635E+07</text:p>
          </table:table-cell>
          <table:table-cell office:value-type="float" office:value="3.81958129" calcext:value-type="float">
            <text:p>3.8195812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40712408082119" calcext:value-type="float">
            <text:p>4.07E-01</text:p>
          </table:table-cell>
          <table:table-cell table:style-name="ce5" office:value-type="float" office:value="119597542.713842" calcext:value-type="float">
            <text:p>1.19597543E+08</text:p>
          </table:table-cell>
          <table:table-cell office:value-type="float" office:value="8.87147831" calcext:value-type="float">
            <text:p>8.87147831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0.292438341882671" calcext:value-type="float">
            <text:p>2.92E-01</text:p>
          </table:table-cell>
          <table:table-cell table:style-name="ce5" office:value-type="float" office:value="53024150.5287756" calcext:value-type="float">
            <text:p>5.30241505E+07</text:p>
          </table:table-cell>
          <table:table-cell office:value-type="float" office:value="4.70290467" calcext:value-type="float">
            <text:p>4.70290467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13446862515257" calcext:value-type="float">
            <text:p>8.13E-01</text:p>
          </table:table-cell>
          <table:table-cell table:style-name="ce5" office:value-type="float" office:value="54496181.8410545" calcext:value-type="float">
            <text:p>5.44961818E+07</text:p>
          </table:table-cell>
          <table:table-cell office:value-type="float" office:value="9.57286041" calcext:value-type="float">
            <text:p>9.57286041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8" loext:min-decimal-places="8" number:min-integer-digits="1" number:grouping="true"/>
    </number:number-style>
    <number:number-style style:name="N117">
      <number:number number:decimal-places="9" loext:min-decimal-places="9" number:min-integer-digits="1" number:grouping="true"/>
    </number:number-style>
    <number:number-style style:name="N11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9:59:12.657143780</meta:creation-date>
    <dc:date>2020-02-10T17:46:57.636533882</dc:date>
    <meta:editing-duration>PT1H52M42S</meta:editing-duration>
    <meta:editing-cycles>4</meta:editing-cycles>
    <meta:generator>LibreOffice/6.0.7.3$Linux_X86_64 LibreOffice_project/00m0$Build-3</meta:generator>
    <meta:document-statistic meta:table-count="1" meta:cell-count="823" meta:object-count="0"/>
  </office:meta>
</office:document-meta>
</file>